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default-cell-style-name="ce28"/>
        <table:table-column table:style-name="co13" table:default-cell-style-name="ce28"/>
        <table:table-column table:style-name="co14" table:default-cell-style-name="ce14"/>
        <table:table-column table:style-name="co15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4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95">
            <text:p>$0.9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2796">
            <text:p>$29.28</text:p>
          </table:table-cell>
          <table:table-cell table:style-name="ce45" table:formula="of:=SUM([.N4:.N223])" office:value-type="currency" office:currency="USD" office:value="68.3296">
            <text:p>$68.33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8.3896">
            <text:p>$128.39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5T17:41:50.04</dc:date>
    <dc:creator>Anool Mahidharia</dc:creator>
    <meta:generator>OpenOffice.org/3.3$Win32 OpenOffice.org_project/330m20$Build-9567</meta:generator>
    <meta:editing-duration>PT17H2M3S</meta:editing-duration>
    <meta:editing-cycles>62</meta:editing-cycles>
    <meta:document-statistic meta:table-count="3" meta:cell-count="4650" meta:object-count="0"/>
  </office:meta>
</office:document-meta>
</file>